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b66c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ackground-color="#ffff6d" style:text-align-source="fix" style:repeat-content="false" fo:border-left="none" fo:border-right="none" fo:border-top="0.74pt solid #000000"/>
      <style:paragraph-properties fo:text-align="center" fo:margin-left="0cm"/>
    </style:style>
    <style:style style:name="ce16" style:family="table-cell" style:parent-style-name="Default">
      <style:table-cell-properties fo:border-bottom="0.74pt solid #000000" fo:background-color="#d4ea6b" style:text-align-source="fix" style:repeat-content="false" fo:border-left="none" fo:border-right="none" fo:border-top="0.74pt solid #000000"/>
      <style:paragraph-properties fo:text-align="center" fo:margin-left="0cm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eeeeee"/>
    </style:style>
    <style:style style:name="ce37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number-columns-repeated="5" table:default-cell-style-name="ce36"/>
        <table:table-column table:style-name="co1" table:number-columns-repeated="20" table:default-cell-style-name="Default"/>
        <table:table-row table:style-name="ro1">
          <table:table-cell table:number-columns-repeated="7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x11</text:p>
          </table:table-cell>
          <table:table-cell table:style-name="ce2" office:value-type="string" calcext:value-type="string">
            <text:p>x12</text:p>
          </table:table-cell>
          <table:table-cell table:style-name="ce2" office:value-type="string" calcext:value-type="string">
            <text:p>x13</text:p>
          </table:table-cell>
          <table:table-cell table:style-name="ce2" office:value-type="string" calcext:value-type="string">
            <text:p>x14</text:p>
          </table:table-cell>
          <table:table-cell table:style-name="ce2" office:value-type="string" calcext:value-type="string">
            <text:p>x15</text:p>
          </table:table-cell>
          <table:table-cell table:style-name="ce18" office:value-type="string" calcext:value-type="string">
            <text:p>x21</text:p>
          </table:table-cell>
          <table:table-cell table:style-name="ce18" office:value-type="string" calcext:value-type="string">
            <text:p>x22</text:p>
          </table:table-cell>
          <table:table-cell table:style-name="ce18" office:value-type="string" calcext:value-type="string">
            <text:p>x23</text:p>
          </table:table-cell>
          <table:table-cell table:style-name="ce18" office:value-type="string" calcext:value-type="string">
            <text:p>x24</text:p>
          </table:table-cell>
          <table:table-cell table:style-name="ce18" office:value-type="string" calcext:value-type="string">
            <text:p>x25</text:p>
          </table:table-cell>
          <table:table-cell table:style-name="ce2" office:value-type="string" calcext:value-type="string">
            <text:p>x31</text:p>
          </table:table-cell>
          <table:table-cell table:style-name="ce2" office:value-type="string" calcext:value-type="string">
            <text:p>x32</text:p>
          </table:table-cell>
          <table:table-cell table:style-name="ce2" office:value-type="string" calcext:value-type="string">
            <text:p>x33</text:p>
          </table:table-cell>
          <table:table-cell table:style-name="ce2" office:value-type="string" calcext:value-type="string">
            <text:p>x34</text:p>
          </table:table-cell>
          <table:table-cell table:style-name="ce2" office:value-type="string" calcext:value-type="string">
            <text:p>x35</text:p>
          </table:table-cell>
          <table:table-cell table:style-name="ce18" office:value-type="string" calcext:value-type="string">
            <text:p>x41</text:p>
          </table:table-cell>
          <table:table-cell table:style-name="ce18" office:value-type="string" calcext:value-type="string">
            <text:p>x42</text:p>
          </table:table-cell>
          <table:table-cell table:style-name="ce18" office:value-type="string" calcext:value-type="string">
            <text:p>x43</text:p>
          </table:table-cell>
          <table:table-cell table:style-name="ce18" office:value-type="string" calcext:value-type="string">
            <text:p>x44</text:p>
          </table:table-cell>
          <table:table-cell table:style-name="ce18" office:value-type="string" calcext:value-type="string">
            <text:p>x45</text:p>
          </table:table-cell>
          <table:table-cell table:style-name="ce2" office:value-type="string" calcext:value-type="string">
            <text:p>x51</text:p>
          </table:table-cell>
          <table:table-cell table:style-name="ce2" office:value-type="string" calcext:value-type="string">
            <text:p>x52</text:p>
          </table:table-cell>
          <table:table-cell table:style-name="ce2" office:value-type="string" calcext:value-type="string">
            <text:p>x53</text:p>
          </table:table-cell>
          <table:table-cell table:style-name="ce2" office:value-type="string" calcext:value-type="string">
            <text:p>x54</text:p>
          </table:table-cell>
          <table:table-cell table:style-name="ce2" office:value-type="string" calcext:value-type="string">
            <text:p>x55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table:style-name="ce23" office:value-type="string" calcext:value-type="string" table:number-columns-spanned="4" table:number-rows-spanned="2">
            <text:p>Disponemos x de esta forma por comodidad a la hora de utilizarlo en cálculos en otras celdas</text:p>
          </table:table-cell>
          <table:covered-table-cell table:number-columns-repeated="3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 table:number-columns-repeated="2"/>
          <table:covered-table-cell table:number-columns-repeated="4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z</text:p>
          </table:table-cell>
          <table:table-cell table:style-name="ce1" table:formula="of:=SUMPRODUCT([.C48:.AA48];[.C3:.AA3])" office:value-type="float" office:value="573" calcext:value-type="float" table:number-columns-spanned="2" table:number-rows-spanned="1">
            <text:p>573</text:p>
          </table:table-cell>
          <table:covered-table-cell/>
          <table:table-cell table:number-columns-repeated="3"/>
          <table:table-cell table:style-name="ce35" office:value-type="string" calcext:value-type="string" table:number-columns-spanned="5" table:number-rows-spanned="2">
            <text:p>LEYENDA:</text:p>
          </table:table-cell>
          <table:covered-table-cell table:number-columns-repeated="4" table:style-name="Default"/>
          <table:table-cell table:number-columns-repeated="20"/>
        </table:table-row>
        <table:table-row table:style-name="ro1">
          <table:table-cell table:number-columns-repeated="7"/>
          <table:covered-table-cell table:number-columns-repeated="5" table:style-name="Default"/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 table:number-columns-spanned="2" table:number-rows-spanned="2">
            <text:p>Vector </text:p>
          </table:table-cell>
          <table:covered-table-cell/>
          <table:table-cell table:number-columns-repeated="23"/>
        </table:table-row>
        <table:table-row table:style-name="ro1">
          <table:table-cell/>
          <table:table-cell table:style-name="ce7" office:value-type="string" calcext:value-type="string">
            <text:p>RESTRICCIONES</text:p>
          </table:table-cell>
          <table:table-cell table:style-name="ce10" table:formula="of:=SUMPRODUCT([.C37:.AA37];[.$C$3:.$AA$3])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7" table:formula="of:=[.C24]" office:value-type="float" office:value="1" calcext:value-type="float">
            <text:p>1</text:p>
          </table:table-cell>
          <table:table-cell table:number-columns-repeated="2"/>
          <table:covered-table-cell table:number-columns-repeated="2"/>
          <table:table-cell table:style-name="ce37" table:number-columns-repeated="2"/>
          <table:table-cell table:number-columns-repeated="21"/>
        </table:table-row>
        <table:table-row table:style-name="ro1">
          <table:table-cell table:number-columns-repeated="2"/>
          <table:table-cell table:style-name="ce10" table:formula="of:=SUMPRODUCT([.C38:.AA38];[.$C$3:.$AA$3])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7" table:formula="of:=[.C25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0" table:formula="of:=SUMPRODUCT([.C39:.AA39];[.$C$3:.$AA$3])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7" table:formula="of:=[.C26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0" table:formula="of:=SUMPRODUCT([.C40:.AA40];[.$C$3:.$AA$3])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7" table:formula="of:=[.C27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0" table:formula="of:=SUMPRODUCT([.C41:.AA41];[.$C$3:.$AA$3])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7" table:formula="of:=[.C28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0" table:formula="of:=SUMPRODUCT([.C42:.AA42];[.$C$3:.$AA$3])" office:value-type="float" office:value="1" calcext:value-type="float">
            <text:p>1</text:p>
          </table:table-cell>
          <table:table-cell table:style-name="ce16" office:value-type="string" calcext:value-type="string">
            <text:p>=</text:p>
          </table:table-cell>
          <table:table-cell table:style-name="ce17" table:formula="of:=[.C29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0" table:formula="of:=SUMPRODUCT([.C43:.AA43];[.$C$3:.$AA$3])" office:value-type="float" office:value="1" calcext:value-type="float">
            <text:p>1</text:p>
          </table:table-cell>
          <table:table-cell table:style-name="ce16" office:value-type="string" calcext:value-type="string">
            <text:p>=</text:p>
          </table:table-cell>
          <table:table-cell table:style-name="ce17" table:formula="of:=[.C30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0" table:formula="of:=SUMPRODUCT([.C44:.AA44];[.$C$3:.$AA$3])" office:value-type="float" office:value="1" calcext:value-type="float">
            <text:p>1</text:p>
          </table:table-cell>
          <table:table-cell table:style-name="ce16" office:value-type="string" calcext:value-type="string">
            <text:p>=</text:p>
          </table:table-cell>
          <table:table-cell table:style-name="ce17" table:formula="of:=[.C31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0" table:formula="of:=SUMPRODUCT([.C45:.AA45];[.$C$3:.$AA$3])" office:value-type="float" office:value="1" calcext:value-type="float">
            <text:p>1</text:p>
          </table:table-cell>
          <table:table-cell table:style-name="ce16" office:value-type="string" calcext:value-type="string">
            <text:p>=</text:p>
          </table:table-cell>
          <table:table-cell table:style-name="ce17" table:formula="of:=[.C32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0" table:formula="of:=SUMPRODUCT([.C46:.AA46];[.$C$3:.$AA$3])" office:value-type="float" office:value="1" calcext:value-type="float">
            <text:p>1</text:p>
          </table:table-cell>
          <table:table-cell table:style-name="ce16" office:value-type="string" calcext:value-type="string">
            <text:p>=</text:p>
          </table:table-cell>
          <table:table-cell table:style-name="ce17" table:formula="of:=[.C33]" office:value-type="float" office:value="1" calcext:value-type="float">
            <text:p>1</text:p>
          </table:table-cell>
          <table:table-cell table:number-columns-repeated="27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28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7" office:value-type="string" calcext:value-type="string">
            <text:p>VECTOR b</text:p>
          </table:table-cell>
          <table:table-cell table:number-columns-repeated="30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5"/>
          <table:table-cell table:number-columns-repeated="20"/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7" office:value-type="string" calcext:value-type="string">
            <text:p>(Vector x)</text:p>
          </table:table-cell>
          <table:table-cell table:number-columns-repeated="4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ce7" office:value-type="string" calcext:value-type="string">
            <text:p>MATRIZ A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x15</text:p>
          </table:table-cell>
          <table:table-cell table:style-name="Default" office:value-type="string" calcext:value-type="string">
            <text:p>x21</text:p>
          </table:table-cell>
          <table:table-cell table:style-name="Default" office:value-type="string" calcext:value-type="string">
            <text:p>x22</text:p>
          </table:table-cell>
          <table:table-cell table:style-name="Default" office:value-type="string" calcext:value-type="string">
            <text:p>x23</text:p>
          </table:table-cell>
          <table:table-cell table:style-name="Default" office:value-type="string" calcext:value-type="string">
            <text:p>x24</text:p>
          </table:table-cell>
          <table:table-cell table:style-name="Default" office:value-type="string" calcext:value-type="string">
            <text:p>x25</text:p>
          </table:table-cell>
          <table:table-cell office:value-type="string" calcext:value-type="string">
            <text:p>x31</text:p>
          </table:table-cell>
          <table:table-cell office:value-type="string" calcext:value-type="string">
            <text:p>x32</text:p>
          </table:table-cell>
          <table:table-cell office:value-type="string" calcext:value-type="string">
            <text:p>x33</text:p>
          </table:table-cell>
          <table:table-cell office:value-type="string" calcext:value-type="string">
            <text:p>x34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x41</text:p>
          </table:table-cell>
          <table:table-cell office:value-type="string" calcext:value-type="string">
            <text:p>x42</text:p>
          </table:table-cell>
          <table:table-cell office:value-type="string" calcext:value-type="string">
            <text:p>x43</text:p>
          </table:table-cell>
          <table:table-cell office:value-type="string" calcext:value-type="string">
            <text:p>x44</text:p>
          </table:table-cell>
          <table:table-cell office:value-type="string" calcext:value-type="string">
            <text:p>x45</text:p>
          </table:table-cell>
          <table:table-cell office:value-type="string" calcext:value-type="string">
            <text:p>x51</text:p>
          </table:table-cell>
          <table:table-cell office:value-type="string" calcext:value-type="string">
            <text:p>x52</text:p>
          </table:table-cell>
          <table:table-cell office:value-type="string" calcext:value-type="string">
            <text:p>x53</text:p>
          </table:table-cell>
          <table:table-cell office:value-type="string" calcext:value-type="string">
            <text:p>x54</text:p>
          </table:table-cell>
          <table:table-cell office:value-type="string" calcext:value-type="string">
            <text:p>x5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I = 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I = 2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I = 3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I = 4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I = 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J = 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J = 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J = 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J = 4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J = 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table:number-columns-repeated="25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VECTOR c</text:p>
          </table:table-cell>
          <table:table-cell table:style-name="ce12" office:value-type="float" office:value="206" calcext:value-type="float">
            <text:p>206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263" calcext:value-type="float">
            <text:p>263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154" calcext:value-type="float">
            <text:p>154</text:p>
          </table:table-cell>
          <table:table-cell table:style-name="ce13" office:value-type="float" office:value="285" calcext:value-type="float">
            <text:p>285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110" calcext:value-type="float">
            <text:p>110</text:p>
          </table:table-cell>
          <table:table-cell table:style-name="ce12" office:value-type="float" office:value="164" calcext:value-type="float">
            <text:p>164</text:p>
          </table:table-cell>
          <table:table-cell table:style-name="ce12" office:value-type="float" office:value="251" calcext:value-type="float">
            <text:p>251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177" calcext:value-type="float">
            <text:p>177</text:p>
          </table:table-cell>
          <table:table-cell table:style-name="ce13" office:value-type="float" office:value="264" calcext:value-type="float">
            <text:p>264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217" calcext:value-type="float">
            <text:p>217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49" calcext:value-type="float">
            <text:p>149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218" calcext:value-type="float">
            <text:p>218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228" calcext:value-type="float">
            <text:p>228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(Nota: lo hemos escrito ya transpuesto)</text:p>
          </table:table-cell>
          <table:covered-table-cell table:number-columns-repeated="2"/>
          <table:table-cell table:number-columns-repeated="3"/>
          <table:table-cell table:style-name="Default" table:number-columns-repeated="5"/>
          <table:table-cell table:number-columns-repeated="20"/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20"/>
        </table:table-row>
        <table:table-row table:style-name="ro1">
          <table:table-cell table:number-columns-repeated="7"/>
          <table:table-cell table:style-name="Default" table:number-matrix-columns-spanned="25" table:number-matrix-rows-spanned="1" table:formula="of:=TRANSPOSE([.F49:.F73])" office:value-type="float" office:value="0" calcext:value-type="float">
            <text:p/>
          </table:table-cell>
          <table:table-cell table:style-name="Default" office:value-type="float" office:value="0" calcext:value-type="float">
            <text:p/>
          </table:table-cell>
          <table:table-cell table:style-name="Default" office:value-type="float" office:value="0" calcext:value-type="float">
            <text:p/>
          </table:table-cell>
          <table:table-cell table:style-name="Default" office:value-type="float" office:value="0" calcext:value-type="float">
            <text:p/>
          </table:table-cell>
          <table:table-cell table:style-name="Default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named-expressions>
          <table:named-range table:name="solver_adj" table:base-cell-address="$Hoja1.$A$1" table:cell-range-address=".$C$3:.$AA$3" table:range-usable-as="hidden"/>
          <table:named-expression table:name="solver_asr" table:base-cell-address="$Hoja1.$A$1" table:expression="0" loext:hidden="true"/>
          <table:named-expression table:name="solver_bbd" table:base-cell-address="$Hoja1.$A$1" table:expression="1" loext:hidden="true"/>
          <table:named-expression table:name="solver_ccoeff" table:base-cell-address="$Hoja1.$A$1" table:expression="0" loext:hidden="true"/>
          <table:named-expression table:name="solver_cog" table:base-cell-address="$Hoja1.$A$1" table:expression="0" loext:hidden="true"/>
          <table:named-expression table:name="solver_crpb" table:base-cell-address="$Hoja1.$A$1" table:expression="0" loext:hidden="true"/>
          <table:named-expression table:name="solver_eng" table:base-cell-address="$Hoja1.$A$1" table:expression="2" loext:hidden="true"/>
          <table:named-expression table:name="solver_eps" table:base-cell-address="$Hoja1.$A$1" table:expression="0" loext:hidden="true"/>
          <table:named-expression table:name="solver_int" table:base-cell-address="$Hoja1.$A$1" table:expression="0" loext:hidden="true"/>
          <table:named-range table:name="solver_lhs1" table:base-cell-address="$Hoja1.$A$1" table:cell-range-address=".$C$10" table:range-usable-as="hidden"/>
          <table:named-range table:name="solver_lhs10" table:base-cell-address="$Hoja1.$A$1" table:cell-range-address=".$C$19" table:range-usable-as="hidden"/>
          <table:named-range table:name="solver_lhs2" table:base-cell-address="$Hoja1.$A$1" table:cell-range-address=".$C$11" table:range-usable-as="hidden"/>
          <table:named-range table:name="solver_lhs3" table:base-cell-address="$Hoja1.$A$1" table:cell-range-address=".$C$12" table:range-usable-as="hidden"/>
          <table:named-range table:name="solver_lhs4" table:base-cell-address="$Hoja1.$A$1" table:cell-range-address=".$C$13" table:range-usable-as="hidden"/>
          <table:named-range table:name="solver_lhs5" table:base-cell-address="$Hoja1.$A$1" table:cell-range-address=".$C$14" table:range-usable-as="hidden"/>
          <table:named-range table:name="solver_lhs6" table:base-cell-address="$Hoja1.$A$1" table:cell-range-address=".$C$15" table:range-usable-as="hidden"/>
          <table:named-range table:name="solver_lhs7" table:base-cell-address="$Hoja1.$A$1" table:cell-range-address=".$C$16" table:range-usable-as="hidden"/>
          <table:named-range table:name="solver_lhs8" table:base-cell-address="$Hoja1.$A$1" table:cell-range-address=".$C$17" table:range-usable-as="hidden"/>
          <table:named-range table:name="solver_lhs9" table:base-cell-address="$Hoja1.$A$1" table:cell-range-address=".$C$18" table:range-usable-as="hidden"/>
          <table:named-expression table:name="solver_lo_eng" table:base-cell-address="$Hoja1.$A$1" table:expression="&quot;com.sun.star.comp.Calc.CoinMPSolver&quot;" loext:hidden="true"/>
          <table:named-expression table:name="solver_mtpb" table:base-cell-address="$Hoja1.$A$1" table:expression="0" loext:hidden="true"/>
          <table:named-expression table:name="solver_neg" table:base-cell-address="$Hoja1.$A$1" table:expression="1" loext:hidden="true"/>
          <table:named-expression table:name="solver_num" table:base-cell-address="$Hoja1.$A$1" table:expression="10" loext:hidden="true"/>
          <table:named-range table:name="solver_opt" table:base-cell-address="$Hoja1.$A$1" table:cell-range-address=".$C$7" table:range-usable-as="hidden"/>
          <table:named-expression table:name="solver_rel1" table:base-cell-address="$Hoja1.$A$1" table:expression="2" loext:hidden="true"/>
          <table:named-expression table:name="solver_rel10" table:base-cell-address="$Hoja1.$A$1" table:expression="2" loext:hidden="true"/>
          <table:named-expression table:name="solver_rel2" table:base-cell-address="$Hoja1.$A$1" table:expression="2" loext:hidden="true"/>
          <table:named-expression table:name="solver_rel3" table:base-cell-address="$Hoja1.$A$1" table:expression="2" loext:hidden="true"/>
          <table:named-expression table:name="solver_rel4" table:base-cell-address="$Hoja1.$A$1" table:expression="2" loext:hidden="true"/>
          <table:named-expression table:name="solver_rel5" table:base-cell-address="$Hoja1.$A$1" table:expression="2" loext:hidden="true"/>
          <table:named-expression table:name="solver_rel6" table:base-cell-address="$Hoja1.$A$1" table:expression="2" loext:hidden="true"/>
          <table:named-expression table:name="solver_rel7" table:base-cell-address="$Hoja1.$A$1" table:expression="2" loext:hidden="true"/>
          <table:named-expression table:name="solver_rel8" table:base-cell-address="$Hoja1.$A$1" table:expression="2" loext:hidden="true"/>
          <table:named-expression table:name="solver_rel9" table:base-cell-address="$Hoja1.$A$1" table:expression="2" loext:hidden="true"/>
          <table:named-range table:name="solver_rhs1" table:base-cell-address="$Hoja1.$A$1" table:cell-range-address=".$E$10" table:range-usable-as="hidden"/>
          <table:named-range table:name="solver_rhs10" table:base-cell-address="$Hoja1.$A$1" table:cell-range-address=".$E$19" table:range-usable-as="hidden"/>
          <table:named-range table:name="solver_rhs2" table:base-cell-address="$Hoja1.$A$1" table:cell-range-address=".$E$11" table:range-usable-as="hidden"/>
          <table:named-range table:name="solver_rhs3" table:base-cell-address="$Hoja1.$A$1" table:cell-range-address=".$E$12" table:range-usable-as="hidden"/>
          <table:named-range table:name="solver_rhs4" table:base-cell-address="$Hoja1.$A$1" table:cell-range-address=".$E$13" table:range-usable-as="hidden"/>
          <table:named-range table:name="solver_rhs5" table:base-cell-address="$Hoja1.$A$1" table:cell-range-address=".$E$14" table:range-usable-as="hidden"/>
          <table:named-range table:name="solver_rhs6" table:base-cell-address="$Hoja1.$A$1" table:cell-range-address=".$E$15" table:range-usable-as="hidden"/>
          <table:named-range table:name="solver_rhs7" table:base-cell-address="$Hoja1.$A$1" table:cell-range-address=".$E$16" table:range-usable-as="hidden"/>
          <table:named-range table:name="solver_rhs8" table:base-cell-address="$Hoja1.$A$1" table:cell-range-address=".$E$17" table:range-usable-as="hidden"/>
          <table:named-range table:name="solver_rhs9" table:base-cell-address="$Hoja1.$A$1" table:cell-range-address=".$E$18" table:range-usable-as="hidden"/>
          <table:named-expression table:name="solver_smax" table:base-cell-address="$Hoja1.$A$1" table:expression="0" loext:hidden="true"/>
          <table:named-expression table:name="solver_smin" table:base-cell-address="$Hoja1.$A$1" table:expression="0" loext:hidden="true"/>
          <table:named-expression table:name="solver_soc" table:base-cell-address="$Hoja1.$A$1" table:expression="0" loext:hidden="true"/>
          <table:named-expression table:name="solver_stol" table:base-cell-address="$Hoja1.$A$1" table:expression="0" loext:hidden="true"/>
          <table:named-expression table:name="solver_tim" table:base-cell-address="$Hoja1.$A$1" table:expression="60000" loext:hidden="true"/>
          <table:named-expression table:name="solver_typ" table:base-cell-address="$Hoja1.$A$1" table:expression="2" loext:hidden="true"/>
          <table:named-expression table:name="solver_vrt" table:base-cell-address="$Hoja1.$A$1" table:expression="0" loext:hidden="tru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 style:data-style-name="N2" text:time-value="16:02:02.287652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9T13:13:35.851866300</meta:creation-date>
    <dc:date>2025-10-27T16:12:24.215280800</dc:date>
    <meta:editing-duration>PT1H54M10S</meta:editing-duration>
    <meta:editing-cycles>6</meta:editing-cycles>
    <meta:generator>LibreOffice/25.8.2.2$Windows_X86_64 LibreOffice_project/d401f2107ccab8f924a8e2df40f573aab7605b6f</meta:generator>
    <meta:document-statistic meta:table-count="1" meta:cell-count="437" meta:object-count="0"/>
  </office:meta>
</office:document-meta>
</file>